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rsid="0014fbf4" officeooo:paragraph-rsid="0014fbf4"/>
    </style:style>
    <style:style style:name="P2" style:family="paragraph" style:parent-style-name="Preformatted_20_Text">
      <style:text-properties officeooo:rsid="00195c6c" officeooo:paragraph-rsid="00186a21"/>
    </style:style>
    <style:style style:name="P3" style:family="paragraph" style:parent-style-name="Preformatted_20_Text">
      <style:text-properties officeooo:rsid="0019ac9f" officeooo:paragraph-rsid="00186a21"/>
    </style:style>
    <style:style style:name="P4" style:family="paragraph" style:parent-style-name="Preformatted_20_Text">
      <style:text-properties officeooo:paragraph-rsid="00186a21"/>
    </style:style>
    <style:style style:name="T1" style:family="text">
      <style:text-properties officeooo:rsid="001716bf"/>
    </style:style>
    <style:style style:name="T2" style:family="text">
      <style:text-properties officeooo:rsid="00195c6c"/>
    </style:style>
    <style:style style:name="T3" style:family="text">
      <style:text-properties style:font-name="Liberation Mono" fo:font-size="10pt" officeooo:rsid="00195c6c" style:font-name-asian="NSimSun1" style:font-size-asian="10pt" style:font-name-complex="Liberation Mono" style:font-size-complex="10pt"/>
    </style:style>
    <style:style style:name="T4" style:family="text">
      <style:text-properties style:font-name="Liberation Mono" fo:font-size="10pt" officeooo:rsid="0019ac9f" style:font-name-asian="NSimSun1" style:font-size-asian="10pt" style:font-name-complex="Liberation Mono" style:font-size-complex="10pt"/>
    </style:style>
    <style:style style:name="T5" style:family="text">
      <style:text-properties officeooo:rsid="0019ac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eantwortung der Fragen:</text:p>
      <text:p text:style-name="P4"/>
      <text:p text:style-name="P4">Thea:</text:p>
      <text:p text:style-name="P4">Wie definierst du Persönlich Motivation?</text:p>
      <text:p text:style-name="P2">Motivation ist der Antrieb um eine Aufgabe oder ein Ziel zu erreichen. Motivation kann intrinsischem oder extrinsischem Ursprungs sein. </text:p>
      <text:p text:style-name="P4"/>
      <text:p text:style-name="P4">Was motiviert dich am Morgen aufzustehen? </text:p>
      <text:p text:style-name="P2">Der Gedanke, viel zu tun zu haben oder sich auf bestimmte Ereignisse/ Dinge zu freuen. </text:p>
      <text:p text:style-name="P4"/>
      <text:p text:style-name="P4">Was motiviert dich an einer Übung zu arbeiten? </text:p>
      <text:p text:style-name="P2">Die Aufgabe erledigt zu haben und etwas neues dabei gelernt zu haben.</text:p>
      <text:p text:style-name="P4"/>
      <text:p text:style-name="P4">Was motiviert dich an deinem Hobby?</text:p>
      <text:p text:style-name="P2">Ich fühle mich gut, kann meinen Kopf lüften und entspannen.</text:p>
      <text:p text:style-name="P4"/>
      <text:p text:style-name="P4">Verwendest du Opensource „Anwendungen“? Wenn ja welche?</text:p>
      <text:p text:style-name="P2">Ja. LibreOffice, IntelliJ, FireFox, WaterFox, Linux Ubuntu.</text:p>
      <text:p text:style-name="P4"/>
      <text:p text:style-name="P4">Könntest du dir vorstellen in einer Opensource Firma zu arbeiten?</text:p>
      <text:p text:style-name="P4"><text:span text:style-name="T2">Ja sehr gut. Der Gedanke an etwas zu arbeiten, was </text:span><text:span text:style-name="T3">einen</text:span><text:span text:style-name="T2"> Mehrwert für die Gesellschaft </text:span><text:span text:style-name="T3">bringt</text:span><text:span text:style-name="T2">, finde ich motivierend.</text:span></text:p>
      <text:p text:style-name="P4"/>
      <text:p text:style-name="P4">Würdest du lieber dein Hobby zum Beruf machen oder dein Beruf zu deinem Hobby?</text:p>
      <text:p text:style-name="P3">Lieber mein Beruf zum Hobby. Eine klare Trennung zwischen Freizeit und Arbeit ist mir wichtig.</text:p>
      <text:p text:style-name="P4"/>
      <text:p text:style-name="P4">Macht es dir Spass zu Programmieren?</text:p>
      <text:p text:style-name="P3">Ja, es kommt ganz darauf an um was es sich handelt. </text:p>
      <text:p text:style-name="P4"/>
      <text:p text:style-name="P4">Hast du eigene Programmier-Projekte?</text:p>
      <text:p text:style-name="P3">Ja, einige Projekte in Planung und ich arbeite an einer Webseite für Bekannte.</text:p>
      <text:p text:style-name="P4"/>
      <text:p text:style-name="P4">Was ist deine Lieblingsfarbe?</text:p>
      <text:p text:style-name="P2">Blau.</text:p>
      <text:p text:style-name="P4"/>
      <text:p text:style-name="P4">Was nimmst du aus der Vorbereitung der Präsentation mit? (Erkenntnis)</text:p>
      <text:p text:style-name="P4"><text:span text:style-name="T4">Hinter der</text:span><text:span text:style-name="T5"> Motivation </text:span><text:span text:style-name="T4">von</text:span><text:span text:style-name="T5"> Open Source Entwicklung wird bereits schon mehrere Jahrzehnte lang geforscht und die Thematik ist trotzdem aktueller den je. Wie verbreitet Open Source Software in Unternehmen und Behörden sind, war mir auch nicht bewusst. </text:span></text:p>
      <text:p text:style-name="Preformatted_20_Text"/>
      <text:p text:style-name="Preformatted_20_Text"/>
      <text:p text:style-name="Preformatted_20_Text">Maurizio:</text:p>
      <text:p text:style-name="Preformatted_20_Text">Wie definierst du Persönlich Motivation?</text:p>
      <text:p text:style-name="Preformatted_20_Text">Motivation ist der Antrieb Dinge zu tun, die man sollte oder möchte.</text:p>
      <text:p text:style-name="Preformatted_20_Text">Was motiviert dich am Morgen aufzustehen? </text:p>
      <text:p text:style-name="Preformatted_20_Text"/>
      <text:p text:style-name="Preformatted_20_Text">Was motiviert dich an einer Übung zu arbeiten? </text:p>
      <text:p text:style-name="Preformatted_20_Text">Das Wissen, dass ich mir durch Übung Fähigkeiten aneigne. Manchmal auch eine Abgabefrist.</text:p>
      <text:p text:style-name="Preformatted_20_Text">Was motiviert dich an deinem Hobby?</text:p>
      <text:p text:style-name="Preformatted_20_Text">Die Möglichkeit Neues zu lernen und Gelerntes zu verwenden</text:p>
      <text:p text:style-name="Preformatted_20_Text">Verwendest du Opensource „Anwendungen“? Wenn ja welche?</text:p>
      <text:p text:style-name="Preformatted_20_Text">Bis auf MS Windows, Zoom und Acrobat Reader verwende ich nahezu nur OSS auf meinem Laptop. Beispiele sind Firefox, LibreOffice, VLC Media Player, 7zip, GIMP, Inkscape.</text:p>
      <text:p text:style-name="Preformatted_20_Text">Könntest du dir vorstellen in einer Opensource Firma zu arbeiten?</text:p>
      <text:p text:style-name="Preformatted_20_Text">Ja</text:p>
      <text:p text:style-name="Preformatted_20_Text">Würdest du lieber dein Hobby zum Beruf machen oder dein Beruf zu deinem Hobby?</text:p>
      <text:p text:style-name="Preformatted_20_Text">Gute Balance aus beidem.</text:p>
      <text:p text:style-name="Preformatted_20_Text">Macht es dir Spass zu Programmieren?</text:p>
      <text:p text:style-name="Preformatted_20_Text">Ja</text:p>
      <text:p text:style-name="Preformatted_20_Text"><text:soft-page-break/>Hast du eigene Programmier-Projekte?</text:p>
      <text:p text:style-name="Preformatted_20_Text">Ja</text:p>
      <text:p text:style-name="Preformatted_20_Text">Was ist deine Lieblingsfarbe?</text:p>
      <text:p text:style-name="Preformatted_20_Text">Grün</text:p>
      <text:p text:style-name="Preformatted_20_Text">Was nimmst du aus der Vorbereitung der Präsentation mit? (Erkenntnis)</text:p>
      <text:p text:style-name="Preformatted_20_Text">Zum Beispiel wie unterschiedlich Anreize zu OSS sein könnnen. Oder auch, wie einfach es eigentlich ist, selbst ein neues Open Source Projekt zu starten.</text:p>
      <text:p text:style-name="Preformatted_20_Text"/>
      <text:p text:style-name="Preformatted_20_Text"/>
      <text:p text:style-name="Preformatted_20_Text"/>
      <text:p text:style-name="Preformatted_20_Text">Raphael:</text:p>
      <text:p text:style-name="Preformatted_20_Text">Wie definierst du Persönlich Motivation?</text:p>
      <text:p text:style-name="P1">Motivation ist für mich ein <text:span text:style-name="T1">A</text:span>ntrieb welcher mich dazu bringt etwas zu tun. </text:p>
      <text:p text:style-name="Preformatted_20_Text"/>
      <text:p text:style-name="Preformatted_20_Text">Was motiviert dich am Morgen aufzustehen? </text:p>
      <text:p text:style-name="P1">Mich Motiviert Morgens aufzustehen damit ich etwas mit meiner Zeit Nutzen kann und meinen Tag gut beginnen kann.</text:p>
      <text:p text:style-name="Preformatted_20_Text"/>
      <text:p text:style-name="Preformatted_20_Text">Was motiviert dich an einer Übung zu arbeiten? </text:p>
      <text:p text:style-name="P1">Etwas neues zu lernen und etwas gelerntes zu vertiefen </text:p>
      <text:p text:style-name="Preformatted_20_Text"/>
      <text:p text:style-name="Preformatted_20_Text">Was motiviert dich an deinem Hobby?</text:p>
      <text:p text:style-name="P1">Mich motiviert etwas mit einem Team zu machen und einen Erfolg zu sehen. </text:p>
      <text:p text:style-name="Preformatted_20_Text"/>
      <text:p text:style-name="Preformatted_20_Text">Verwendest du Opensource „Anwendungen“? Wenn ja welche?</text:p>
      <text:p text:style-name="P1">Ich Persönlich verwende immer Mehr OSS jedoch bin ich auch <text:s/>noch an viele nicht OSS gebunden. </text:p>
      <text:p text:style-name="Preformatted_20_Text"/>
      <text:p text:style-name="Preformatted_20_Text">Könntest du dir vorstellen in einer Opensource Firma zu arbeiten?</text:p>
      <text:p text:style-name="P1">Ja</text:p>
      <text:p text:style-name="Preformatted_20_Text"/>
      <text:p text:style-name="Preformatted_20_Text">Würdest du lieber dein Hobby zum Beruf machen oder dein Beruf zu deinem Hobby?</text:p>
      <text:p text:style-name="P1">Hobby zum Beruf </text:p>
      <text:p text:style-name="Preformatted_20_Text"/>
      <text:p text:style-name="Preformatted_20_Text">Macht es dir Spass zu Programmieren?</text:p>
      <text:p text:style-name="P1">Ja</text:p>
      <text:p text:style-name="P1"/>
      <text:p text:style-name="Preformatted_20_Text">Hast du eigene Programmier-Projekte?</text:p>
      <text:p text:style-name="P1">Ja</text:p>
      <text:p text:style-name="Preformatted_20_Text"/>
      <text:p text:style-name="Preformatted_20_Text">Was ist deine Lieblingsfarbe?</text:p>
      <text:p text:style-name="P1">Rot</text:p>
      <text:p text:style-name="Preformatted_20_Text"/>
      <text:p text:style-name="Preformatted_20_Text">Was nimmst du aus der Vorbereitung der Präsentation mit? (Erkenntnis)</text:p>
      <text:p text:style-name="P1">Ich nehme aus dieser Vorbereitung mit, dass es zu fast allem eine Opensource Lösung gibt und das die OSS nicht nur auf Software beschränkt ist. Des weiteren nimm ich mit, da<text:span text:style-name="T1">s</text:span>s jeder anders Motiviert wird. Dadurch ist nicht nur Geld ein Anreiz. <text:span text:style-name="T1">Es gibt noch viele mehr.</text:span> Es geht manchmal viel mehr darum sein Wissen und Kenntnisse ins Spiel zu bringen und mit einem Team etwas auf die Beine zu stellen <text:span text:style-name="T1">welches funktioniert und hält.</text:span></text:p>
      <text:p text:style-name="Preformatted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04T18:55:58.184310591</dc:date>
    <meta:editing-duration>PT7M47S</meta:editing-duration>
    <meta:editing-cycles>4</meta:editing-cycles>
    <meta:generator>LibreOffice/7.0.2.2$MacOSX_X86_64 LibreOffice_project/8349ace3c3162073abd90d81fd06dcfb6b36b994</meta:generator>
    <meta:document-statistic meta:table-count="0" meta:image-count="0" meta:object-count="0" meta:page-count="2" meta:paragraph-count="69" meta:word-count="648" meta:character-count="4079" meta:non-whitespace-character-count="3484"/>
  </office:meta>
</office:document-meta>
</file>